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Attributes.getHttp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teralCacheAttributes.getUdpMulticast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setTransmissionTypeName( String v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ateralCacheAttributes.getPutOnly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setReceive( boolean rece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getHttpListen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setUdpMulticastPort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setHttpServers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getUdpMulticas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getTransmission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setTransmissionType( int v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ateralCacheAttributes.setHttpListenerPort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setHttpServer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setUdpMulticastAddr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teralCacheAttributes.isRece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setPutOnlyMode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getTransmiss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teralCacheAttributes.getHttpSer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